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a87a" officeooo:paragraph-rsid="000796e6"/>
    </style:style>
    <style:style style:name="P2" style:family="paragraph" style:parent-style-name="Standard">
      <style:text-properties officeooo:rsid="000796e6" officeooo:paragraph-rsid="000796e6"/>
    </style:style>
    <style:style style:name="P3" style:family="paragraph" style:parent-style-name="Text_20_body">
      <style:text-properties officeooo:rsid="0006a87a" officeooo:paragraph-rsid="0006a87a"/>
    </style:style>
    <style:style style:name="P4" style:family="paragraph" style:parent-style-name="Text_20_body">
      <style:text-properties officeooo:rsid="0006a87a" officeooo:paragraph-rsid="000796e6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Preformatted_20_Text">
      <style:paragraph-properties fo:text-align="center" style:justify-single-word="false"/>
      <style:text-properties officeooo:paragraph-rsid="0006a87a"/>
    </style:style>
    <style:style style:name="P7" style:family="paragraph" style:parent-style-name="Preformatted_20_Text">
      <style:paragraph-properties fo:text-align="start" style:justify-single-word="false"/>
    </style:style>
    <style:style style:name="P8" style:family="paragraph" style:parent-style-name="Preformatted_20_Text">
      <style:paragraph-properties fo:text-align="start" style:justify-single-word="false"/>
      <style:text-properties officeooo:paragraph-rsid="0006a87a"/>
    </style:style>
    <style:style style:name="P9" style:family="paragraph" style:parent-style-name="Preformatted_20_Text">
      <style:text-properties officeooo:paragraph-rsid="0006a87a"/>
    </style:style>
    <style:style style:name="P10" style:family="paragraph" style:parent-style-name="Preformatted_20_Text">
      <style:text-properties officeooo:paragraph-rsid="000796e6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0pt" officeooo:rsid="0006a87a" officeooo:paragraph-rsid="0006a87a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0pt" officeooo:rsid="000796e6" officeooo:paragraph-rsid="000796e6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6a87a" officeooo:paragraph-rsid="0006a87a" style:font-name-asian="Nimbus Mono L" style:font-size-asian="10pt" style:font-weight-asian="bold" style:font-name-complex="Liberation Mono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6a87a" officeooo:paragraph-rsid="000796e6" style:font-name-asian="Nimbus Mono L" style:font-size-asian="10pt" style:font-weight-asian="bold" style:font-name-complex="Liberation Mono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6a87a" officeooo:paragraph-rsid="0006a87a" style:font-name-asian="Nimbus Mono L" style:font-size-asian="10pt" style:font-weight-asian="normal" style:font-name-complex="Liberation Mono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06a87a" officeooo:paragraph-rsid="000796e6" style:font-name-asian="Nimbus Mono L" style:font-size-asian="10pt" style:font-weight-asian="normal" style:font-name-complex="Liberation Mono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796e6" officeooo:paragraph-rsid="000796e6" style:font-name-asian="Nimbus Mono L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96e6" style:font-weight-asian="normal" style:font-weight-complex="normal"/>
    </style:style>
    <style:style style:name="T3" style:family="text">
      <style:text-properties officeooo:rsid="00079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istorias de usuario: Numero 4-→Componentes:1</text:p>
      <text:p text:style-name="Text_20_body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3">Identificador:<text:span text:style-name="T1">HU.4</text:span></text:p>
          </table:table-cell>
          <table:table-cell table:style-name="Tabla1.B1" table:number-columns-spanned="2" office:value-type="string">
            <text:p text:style-name="P11">Inicio de sesión</text:p>
          </table:table-cell>
          <table:covered-table-cell/>
        </table:table-row>
        <table:table-row>
          <table:table-cell table:style-name="Tabla1.A2" table:number-columns-spanned="3" office:value-type="string">
            <text:p text:style-name="P13">Descripción:</text:p>
            <text:p text:style-name="P15">Un usuario podrá acceder al sistema mediante un login.</text:p>
            <text:p text:style-name="P15">Esta funcionalidad constara de nombre/correo y password.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3">Estimación:</text:p>
          </table:table-cell>
          <table:table-cell table:style-name="Tabla1.A3" office:value-type="string">
            <text:p text:style-name="P13">Prioridad:</text:p>
          </table:table-cell>
          <table:table-cell table:style-name="Tabla1.A2" office:value-type="string">
            <text:p text:style-name="P13">Entrega:<text:span text:style-name="T1">1</text:span></text:p>
          </table:table-cell>
        </table:table-row>
        <table:table-row>
          <table:table-cell table:style-name="Tabla1.A2" table:number-columns-spanned="3" office:value-type="string">
            <text:p text:style-name="P13">Pruebas de aceptación:</text:p>
            <text:p text:style-name="P13">-<text:span text:style-name="T1">El usuario introducirá dentro de un formulario de nombre, su nombre de <text:s text:c="6"/>usuario. </text:span></text:p>
            <text:p text:style-name="P13">-<text:span text:style-name="T1">El usuario introducirá dentro del formulario del password, su contraseña.</text:span></text:p>
            <text:p text:style-name="P13">-<text:span text:style-name="T1">El sistema hará una comprobación dentro de la base de datos, los datos <text:s text:c="4"/>introducidos:</text:span></text:p>
            <text:p text:style-name="P13"><text:span text:style-name="T1"><text:s text:c="4"/>1. Los datos coinciden y se iniciara la sesión de forma satisfactoria. <text:s text:c="4"/></text:span></text:p>
            <text:p text:style-name="P13"><text:span text:style-name="T1"><text:s text:c="4"/>2. Los datos no coinciden y el sistema mostrara una notificación de error. <text:s text:c="11"/></text:span>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3">Observaciones:</text:p>
            <text:p text:style-name="P15">El inicio de sesión va a devolver un mensaje dentro de la mismo sesión de que la sesión se ha iniciado correctamente. <text:span text:style-name="T3">Para que funcione, el sistema inicial debe de estar implementado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/>
      <text:p text:style-name="P4">Historia de usuario <text:span text:style-name="T3">7</text:span>: <text:span text:style-name="T3">Un usuario puede gestionar perfiles.</text:span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3">Identificador:<text:span text:style-name="T2">HU.7.1</text:span></text:p>
          </table:table-cell>
          <table:table-cell table:style-name="Tabla2.B1" table:number-columns-spanned="2" office:value-type="string">
            <text:p text:style-name="P12">Modificar perfil de usuario.</text:p>
          </table:table-cell>
          <table:covered-table-cell/>
        </table:table-row>
        <table:table-row>
          <table:table-cell table:style-name="Tabla2.A2" table:number-columns-spanned="3" office:value-type="string">
            <text:p text:style-name="P13">Descripción:</text:p>
            <text:p text:style-name="P17">El usuario, profesor,alumno o administrador, puede acceder a la pestaña de editar perfil de su usuario para modificar sus datos.</text:p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13">Estimación:</text:p>
          </table:table-cell>
          <table:table-cell table:style-name="Tabla2.A3" office:value-type="string">
            <text:p text:style-name="P13">Prioridad:</text:p>
          </table:table-cell>
          <table:table-cell table:style-name="Tabla2.A2" office:value-type="string">
            <text:p text:style-name="P13">Entrega:<text:span text:style-name="T1">1</text:span></text:p>
          </table:table-cell>
        </table:table-row>
        <table:table-row>
          <table:table-cell table:style-name="Tabla2.A2" table:number-columns-spanned="3" office:value-type="string">
            <text:p text:style-name="P14">Pruebas de aceptación:</text:p>
            <text:p text:style-name="P14">-<text:span text:style-name="T2">El usuario deberá entrar en la pestaña editar.</text:span></text:p>
            <text:p text:style-name="P14"><text:span text:style-name="T3">-</text:span><text:span text:style-name="T2">El usuario podrá modificar sus datos personales en función de las validaciones establecidas en los formularios previamente implementados.</text:span></text:p>
            <text:p text:style-name="P14"><text:span text:style-name="T3">­</text:span><text:span text:style-name="T1"> </text:span><text:span text:style-name="T2">Datos básicos como el DNI, no podrá editarse. </text:span></text:p>
            <text:p text:style-name="P14"><text:span text:style-name="T3">-</text:span><text:span text:style-name="T2">El numero de teléfono tendrá una validación de 9 caracteres. El usuario no podrá introducir mas de esos valores.</text:span><text:span text:style-name="T1"> <text:s text:c="7"/></text:span></text:p>
          </table:table-cell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13">Observaciones:</text:p>
            <text:p text:style-name="P17">Para poder realizar estas consultas el sistema ya debe de haber dado de alta previamente a un usuario en el sistema.</text:p>
          </table:table-cell>
          <table:covered-table-cell/>
          <table:covered-table-cell/>
        </table:table-row>
      </table:table>
      <text:p text:style-name="P9"/>
      <text:p text:style-name="P9"/>
      <text:p text:style-name="P1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4">Identificador:<text:span text:style-name="T2">Hu.7.2</text:span></text:p>
          </table:table-cell>
          <table:table-cell table:style-name="Tabla3.B1" table:number-columns-spanned="2" office:value-type="string">
            <text:p text:style-name="P12">Visualizar perfil.</text:p>
          </table:table-cell>
          <table:covered-table-cell/>
        </table:table-row>
        <table:table-row>
          <table:table-cell table:style-name="Tabla3.A2" table:number-columns-spanned="3" office:value-type="string">
            <text:p text:style-name="P14">Descripción:</text:p>
            <text:p text:style-name="P17">El usuario podrá visualizar la información básica de su perfil.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4">Estimación:</text:p>
          </table:table-cell>
          <table:table-cell table:style-name="Tabla3.A3" office:value-type="string">
            <text:p text:style-name="P14">Prioridad:</text:p>
          </table:table-cell>
          <table:table-cell table:style-name="Tabla3.A2" office:value-type="string">
            <text:p text:style-name="P14">Entrega:<text:span text:style-name="T1">1</text:span></text:p>
          </table:table-cell>
        </table:table-row>
        <table:table-row>
          <table:table-cell table:style-name="Tabla3.A2" table:number-columns-spanned="3" office:value-type="string">
            <text:p text:style-name="P14">Pruebas de aceptación:</text:p>
            <text:p text:style-name="P14">-<text:span text:style-name="T2">El usuario debe de iniciar sesión previamente en el sistema para poder acceder a esta funcionalidad.</text:span><text:span text:style-name="T1"> <text:s text:c="11"/></text:span>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14">Observaciones:</text:p>
            <text:p text:style-name="P17">Si una persona no esta registrada en el sistema, y el sistema no esta implementado no puede dar uso a esta funcionalidad.</text:p>
          </table:table-cell>
          <table:covered-table-cell/>
          <table:covered-table-cell/>
        </table:table-row>
      </table:table>
      <text:p text:style-name="P10"/>
      <text:p text:style-name="P10"/>
      <text:p text:style-name="P1"/>
      <text:p text:style-name="P2"><text:soft-page-break/>Historia de usuario: 8 ---→Ver perfiles de otros usuarios.</text:p>
      <text:p text:style-name="P2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4">Identificador:<text:span text:style-name="T2">Hu.8</text:span></text:p>
          </table:table-cell>
          <table:table-cell table:style-name="Tabla4.B1" table:number-columns-spanned="2" office:value-type="string">
            <text:p text:style-name="P12">Un usuario puede ver perfiles de otros usuarios.</text:p>
          </table:table-cell>
          <table:covered-table-cell/>
        </table:table-row>
        <table:table-row>
          <table:table-cell table:style-name="Tabla4.A2" table:number-columns-spanned="3" office:value-type="string">
            <text:p text:style-name="P14">Descripción:</text:p>
            <text:p text:style-name="P17">Esta funcionalidad, esta basada, para que otros usuarios, puedan encontrar a los distintos usuarios registrados en el sistema.</text:p>
            <text:p text:style-name="P16"/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4">Estimación:</text:p>
          </table:table-cell>
          <table:table-cell table:style-name="Tabla4.A3" office:value-type="string">
            <text:p text:style-name="P14">Prioridad:</text:p>
          </table:table-cell>
          <table:table-cell table:style-name="Tabla4.A2" office:value-type="string">
            <text:p text:style-name="P14">Entrega:<text:span text:style-name="T1">1</text:span></text:p>
          </table:table-cell>
        </table:table-row>
        <table:table-row>
          <table:table-cell table:style-name="Tabla4.A2" table:number-columns-spanned="3" office:value-type="string">
            <text:p text:style-name="P14">Pruebas de aceptación:</text:p>
            <text:p text:style-name="P14">-<text:span text:style-name="T2">El usuario debe iniciar sesión en el sistema.</text:span></text:p>
            <text:p text:style-name="P14"><text:span text:style-name="T3">-</text:span><text:span text:style-name="T2">Si una persona no esta registrada no puede usar esta funcionalidad.</text:span></text:p>
            <text:p text:style-name="P14"><text:span text:style-name="T3">-</text:span><text:span text:style-name="T2">El usuario debe de entrar en la pestaña participantes.</text:span></text:p>
            <text:p text:style-name="P14">-<text:span text:style-name="T2">Participantes:</text:span></text:p>
            <text:p text:style-name="P14"><text:span text:style-name="T3"><text:s text:c="5"/>-1:</text:span><text:span text:style-name="T2">El usuario puede buscar por nombre.</text:span></text:p>
            <text:p text:style-name="P14"><text:span text:style-name="T3"><text:s text:c="5"/>-2:</text:span><text:span text:style-name="T2">El sistema le mostrara una lista con los usuarios.</text:span></text:p>
            <text:p text:style-name="P14"><text:span text:style-name="T3">-</text:span><text:span text:style-name="T2">El usuario podrá elegir a un usuario y mostrar su perfil.</text:span><text:span text:style-name="T1"> <text:s text:c="11"/></text:span></text:p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4">Observaciones:</text:p>
            <text:p text:style-name="P17">Para dar uso a esta funcionalidad, se debe de haber implementado anteriormente en el sistema:</text:p>
            <text:p text:style-name="P17"><text:s text:c="8"/>-1:Lista de usuarios.</text:p>
            <text:p text:style-name="P17"><text:s text:c="8"/>-2:Mostrar perfil.</text:p>
            <text:p text:style-name="P17"><text:s text:c="8"/>-3:Búsqueda de usuarios.</text:p>
          </table:table-cell>
          <table:covered-table-cell/>
          <table:covered-table-cell/>
        </table:table-row>
      </table:table>
      <text:p text:style-name="P10"/>
      <text:p text:style-name="P10"/>
      <text:p text:style-name="P6"/>
      <text:p text:style-name="P6"/>
      <text:p text:style-name="P8"/>
      <text:p text:style-name="Preformatted_20_Text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4:51:35.235122655</dc:date>
    <dc:creator>Reyic </dc:creator>
    <meta:editing-duration>PT21M9S</meta:editing-duration>
    <meta:editing-cycles>1</meta:editing-cycles>
    <meta:document-statistic meta:table-count="4" meta:image-count="0" meta:object-count="0" meta:page-count="2" meta:paragraph-count="64" meta:word-count="426" meta:character-count="2927" meta:non-whitespace-character-count="2463"/>
    <meta:generator>LibreOffice/4.4.3.2$Linux_X86_64 LibreOffice_project/40m0$Build-2</meta:generator>
  </office:meta>
</office:document-meta>
</file>